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d65e" officeooo:paragraph-rsid="0016d6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V</text:p>
      <text:p text:style-name="P1">2-V</text:p>
      <text:p text:style-name="P1">3-V</text:p>
      <text:p text:style-name="P1">4-V</text:p>
      <text:p text:style-name="P1">5-V</text:p>
      <text:p text:style-name="P1">6-V</text:p>
      <text:p text:style-name="P1">7-V</text:p>
      <text:p text:style-name="P1">8-V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7T16:13:22.236647113</meta:creation-date>
    <dc:date>2022-11-17T17:50:42.901821920</dc:date>
    <meta:editing-duration>PT1H27M10S</meta:editing-duration>
    <meta:editing-cycles>1</meta:editing-cycles>
    <meta:document-statistic meta:table-count="0" meta:image-count="0" meta:object-count="0" meta:page-count="1" meta:paragraph-count="8" meta:word-count="8" meta:character-count="24" meta:non-whitespace-character-count="24"/>
    <meta:generator>LibreOffice/6.4.7.2$Linux_X86_64 LibreOffice_project/40$Build-2</meta:generator>
  </office:meta>
</office:document-meta>
</file>